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524cm" svg:y="0.762cm">
          <draw:text-box>
            <text:p text:style-name="P1"><text:span text:style-name="T1">Old Testament</text:span></text:p>
            <text:p text:style-name="P1"><text:span text:style-name="T2">Isaiah 58:3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7.766cm" svg:x="1.524cm" svg:y="0.628cm">
          <draw:text-box>
            <text:p text:style-name="P4"><text:span text:style-name="T3">3</text:span><text:span text:style-name="T4">‘Why have we fasted, and you see it not?</text:span></text:p>
            <text:p><text:span text:style-name="T4">Why have we humbled ourselves, </text:span></text:p>
            <text:p><text:span text:style-name="T4">and you take no knowledge of it?’ </text:span></text:p>
            <text:p><text:span text:style-name="T4">Behold, in the day of your fast you seek your own pleasure, and oppress all your worker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6.263cm" svg:x="1.524cm" svg:y="0.762cm">
          <draw:text-box>
            <text:p text:style-name="P4"><text:span text:style-name="T3">4</text:span><text:span text:style-name="T4">Behold, you fast only to quarrel and to fight</text:span></text:p>
            <text:p><text:span text:style-name="T4">and to hit with a wicked fist.</text:span></text:p>
            <text:p><text:span text:style-name="T4">Fasting like yours this day will not make your voice to be heard on hi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638cm" svg:height="10.772cm" svg:x="1.524cm" svg:y="0.605cm">
          <draw:text-box>
            <text:p text:style-name="P4"><text:span text:style-name="T3">5</text:span><text:span text:style-name="T4">Is such the fast that I choose,</text:span></text:p>
            <text:p><text:span text:style-name="T4">a day for a person to humble himself?</text:span></text:p>
            <text:p><text:span text:style-name="T4">Is it to bow down his head like a reed,</text:span></text:p>
            <text:p><text:span text:style-name="T4">and to spread sackcloth and ashes under him?</text:span></text:p>
            <text:p><text:span text:style-name="T4">Will you call this a fast,</text:span></text:p>
            <text:p><text:span text:style-name="T4">and a day acceptable </text:span></text:p>
            <text:p><text:span text:style-name="T4"><text:s text:c="12"/></text:span><text:span text:style-name="T4">to the LOR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638cm" svg:height="7.766cm" svg:x="1.524cm" svg:y="0.605cm">
          <draw:text-box>
            <text:p text:style-name="P4"><text:span text:style-name="T3">6</text:span><text:span text:style-name="T4">“Is not this the fast that I choose:</text:span></text:p>
            <text:p><text:span text:style-name="T4">to loose the bonds of wickedness,</text:span></text:p>
            <text:p><text:span text:style-name="T4">to undo the straps of the yoke,</text:span></text:p>
            <text:p><text:span text:style-name="T4">to let the oppressed go free,</text:span></text:p>
            <text:p><text:span text:style-name="T4">and to break every yok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638cm" svg:height="6.263cm" svg:x="1.524cm" svg:y="0.605cm">
          <draw:text-box>
            <text:p text:style-name="P4"><text:span text:style-name="T3">7</text:span><text:span text:style-name="T4">Is it not to share your bread with the hungry</text:span></text:p>
            <text:p><text:span text:style-name="T4">and bring the homeless poor into your house;</text:span></text:p>
            <text:p><text:span text:style-name="T4">when you see the naked, to cover him,</text:span></text:p>
            <text:p><text:span text:style-name="T4">and not to hide yourself from your own flesh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5" draw:layer="layout" svg:width="24.892cm" svg:height="6.858cm" svg:x="1.524cm" svg:y="0.762cm">
          <draw:text-box>
            <text:p text:style-name="P4"><text:span text:style-name="T3">8</text:span><text:span text:style-name="T4">Then shall your light break forth like the dawn,</text:span></text:p>
            <text:p><text:span text:style-name="T4">and your healing shall spring up speedily;</text:span></text:p>
            <text:p><text:span text:style-name="T4">your righteousness shall go before you;</text:span></text:p>
            <text:p><text:span text:style-name="T4">the glory of the LORD shall be your rear gua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6" draw:layer="layout" svg:width="24.892cm" svg:height="3.81cm" svg:x="1.524cm" svg:y="0.762cm">
          <draw:text-box>
            <text:p text:style-name="P4"><text:span text:style-name="T3">9</text:span><text:span text:style-name="T4">Then you shall call, and the LORD will answer;</text:span></text:p>
            <text:p><text:span text:style-name="T4">you shall cry, and he will say, ‘Here I am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9:28:28.154000000</meta:creation-date>
    <dc:date>2017-02-02T11:17:20.863000000</dc:date>
    <meta:editing-duration>PT6M</meta:editing-duration>
    <meta:editing-cycles>4</meta:editing-cycles>
    <meta:generator>LibreOffice/5.2.4.2$Windows_X86_64 LibreOffice_project/3d5603e1122f0f102b62521720ab13a38a4e0eb0</meta:generator>
    <meta:document-statistic meta:object-count="45"/>
  </office:meta>
</office:document-meta>
</file>